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a933"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Arial Unicode MS" style:font-name-complex="Arial Unicode M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3" office:value-type="string" calcext:value-type="string">
            <text:p>ExtraNot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2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2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table:number-columns-repeated="2"/>
          <table:table-cell office:value-type="string" calcext:value-type="string">
            <text:p>EV_LEVEL, 10, JIGGLYPUFF</text:p>
          </table:table-cell>
          <table:table-cell/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COUNTER, SEISMIC_TOSS, THUNDERBOLT, THUNDER, PSYCHIC_M, MIMIC, DOUBLE_TEAM, REFLECT, BIDE, FIRE_BLAST, REST, THUNDER_WAVE, PSYWAVE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9 POUND ; 14 DISABLE ; 19 DEFENSE_CURL ; 29 REST ; 34 BODY_SLAM ; 39 DOUBLE_EDG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FIRE_BLAST, REST, THUNDER_WAVE, PSYWAVE, SUBSTITUTE, STRENGTH, FLASH</text:p>
          </table:table-cell>
          <table:table-cell table:number-columns-repeated="2"/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MIMIC, DOUBLE_TEAM, BIDE, REST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5 BITE ; 21 CONFUSE_RAY ; 28 WING_ATTACK ; 36 HAZE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MIMIC, DOUBLE_TEAM, BIDE, REST, SUBSTITUTE</text:p>
          </table:table-cell>
          <table:table-cell/>
          <table:table-cell office:value-type="string" calcext:value-type="string">
            <text:p>10 SUPERSONIC ; 15 BITE ; 21 CONFUSE_RAY ; 32 WING_ATTACK ; 43 HAZ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robat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15 POISONPOWDER ; 17 STUN_SPORE ; 19 SLEEP_POWDER ; 24 ACID ; 33 PETAL_DANCE ; 46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LEPLUME</text:p>
          </table:table-cell>
          <table:table-cell office:value-type="string" calcext:value-type="string">
            <text:p>15 POISONPOWDER ; 17 STUN_SPORE ; 19 SLEEP_POWDER ; 28 ACID ; 38 PETAL_DANCE ; 52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5 POISONPOWDER ; 17 STUN_SPORE ; 19 SLEEP_POWDER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bellossom</text:p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GIGA_DRAIN, DIG, MIMIC, DOUBLE_TEAM, REFLECT, BIDE, REST, SUBSTITUTE, CUT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13 STUN_SPORE ; 20 LEECH_LIFE ; 27 SPORE ; 34 SLASH ; 41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SUBSTITUTE, CUT</text:p>
          </table:table-cell>
          <table:table-cell/>
          <table:table-cell office:value-type="string" calcext:value-type="string">
            <text:p>13 STUN_SPORE ; 20 LEECH_LIFE ; 30 SPORE ; 39 SLASH ; 48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11 SUPERSONIC ; 19 CONFUSION ; 22 POISONPOWDER ; 27 LEECH_LIFE ; 30 STUN_SPORE ; 35 PSYBEAM ; 38 SLEEP_POWDER ; 43 PSYCHIC_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22 POISONPOWDER ; 27 LEECH_LIFE ; 30 STUN_SPORE ; 38 PSYBEAM ; 43 SLEEP_POWDER ; 50 PSYCHIC_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15 GROWL ; 19 DIG ; 24 SAND_ATTACK ; 31 SLASH ; 40 EARTHQUAK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EARTHQUAKE, FISSURE, DIG, MIMIC, DOUBLE_TEAM, BIDE, REST, ROCK_SLIDE, SUBSTITUTE, CUT</text:p>
          </table:table-cell>
          <table:table-cell/>
          <table:table-cell office:value-type="string" calcext:value-type="string">
            <text:p>15 GROWL ; 19 DIG ; 24 SAND_ATTACK ; 35 SLASH ; 47 EARTHQUAK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THUNDERBOLT, THUNDER, MIMIC, DOUBLE_TEAM, BIDE, REST, SUBSTITUT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12 BITE ; 17 PAY_DAY ; 24 SCREECH ; 33 FURY_SWIPES ; 44 SL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HYPER_BEAM, THUNDERBOLT, THUNDER, MIMIC, DOUBLE_TEAM, BIDE, REST, SUBSTITUTE</text:p>
          </table:table-cell>
          <table:table-cell/>
          <table:table-cell office:value-type="string" calcext:value-type="string">
            <text:p>12 BITE ; 17 PAY_DAY ; 24 SCREECH ; 37 FURY_SWIPES ; 51 SLASH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DIG, MIMIC, DOUBLE_TEAM, BIDE, REST, SUBSTITUTE, SURF, STRENGT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1 DISABLE ; 36 CONFUSION ; 43 FURY_SWIPES ; 52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DIG, MIMIC, DOUBLE_TEAM, BIDE, REST, SUBSTITUTE, SURF, STRENGTH</text:p>
          </table:table-cell>
          <table:table-cell/>
          <table:table-cell office:value-type="string" calcext:value-type="string">
            <text:p>31 DISABLE ; 39 CONFUSION ; 48 FURY_SWIPES ; 59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THUNDERBOLT, THUNDER, DIG, MIMIC, DOUBLE_TEAM, BIDE, METRONOM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9 LOW_KICK ; 15 KARATE_CHOP ; 21 FURY_SWIPES ; 27 FOCUS_ENERGY ; 33 SEISMIC_TOSS ; 39 THRASH ; 45 SCREECH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DIG, MIMIC, DOUBLE_TEAM, BIDE, METRONOME, REST, ROCK_SLIDE, SUBSTITUTE, STRENGTH</text:p>
          </table:table-cell>
          <table:table-cell/>
          <table:table-cell office:value-type="string" calcext:value-type="string">
            <text:p>9 LOW_KICK ; 15 KARATE_CHOP ; 21 FURY_SWIPES ; 27 FOCUS_ENERGY ; 37 SEISMIC_TOSS ; 46 THRASH ; 45 SCREECH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nnihilape</text:p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DIG, MIMIC, DOUBLE_TEAM, REFLECT, BIDE, FIRE_BLAST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DIG, MIMIC, DOUBLE_TEAM, REFLECT, BIDE, FIRE_BLAST, REST, SUBSTITUTE</text:p>
          </table:table-cell>
          <table:table-cell table:number-columns-repeated="2"/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PSYCHIC_M, MIMIC, DOUBLE_TEAM, BIDE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COUNTER, SEISMIC_TOSS, EARTHQUAKE, FISSURE, PSYCHIC_M, MIMIC, DOUBLE_TEAM, BIDE, METRONOME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HYPER_BEAM, COUNTER, SEISMIC_TOSS, EARTHQUAKE, FISSURE, PSYCHIC_M, MIMIC, DOUBLE_TEAM, BIDE, METRONOME, REST, PSYWAVE, SUBSTITUTE, SURF, STRENGTH</text:p>
          </table:table-cell>
          <table:table-cell/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politoed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DIG, PSYCHIC_M, MIMIC, DOUBLE_TEAM, REFLECT, BIDE, METRONOME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DIG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malakazam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FIRE_BLAST, REST, ROCK_SLIDE, SUBSTITUTE, STRENGTH</text:p>
          </table:table-cell>
          <table:table-cell/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GIGA_DRAIN, MIMIC, DOUBLE_TEAM, REFLECT, BIDE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GIGA_DRAIN, MIMIC, DOUBLE_TEAM, REFLECT, BIDE, REST, SUBSTITUTE, CUT, SURF</text:p>
          </table:table-cell>
          <table:table-cell/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SELFDESTRUCT, FIRE_BLAST, REST, EXPLOSION, ROCK_SLIDE, SUBSTITUTE, STRENGTH</text:p>
          </table:table-cell>
          <table:table-cell/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FIRE_BLAST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FIRE_BLAST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PSYCHIC_M, MIMIC, DOUBLE_TEAM, REFLECT, BIDE, FIRE_BLAST, REST, THUNDER_WAVE, PSYWAVE, SUBSTITUTE, SURF, STRENGTH, FLASH</text:p>
          </table:table-cell>
          <table:table-cell/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slowbro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slowking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THUNDERBOLT, THUNDER, MIMIC, DOUBLE_TEAM, REFLECT, BIDE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magnezone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REST, SUBSTITUTE, CUT, FLY</text:p>
          </table:table-cell>
          <table:table-cell/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REST, SUBSTITUTE, FLY</text:p>
          </table:table-cell>
          <table:table-cell/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/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SELFDESTRUCT, REST, EXPLOSION, SUBSTITUTE, SURF</text:p>
          </table:table-cell>
          <table:table-cell/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GIGA_DRAIN, THUNDERBOLT, THUNDER, PSYCHIC_M, MIMIC, DOUBLE_TEAM, BIDE, METRONOME, SELFDESTRUCT, REST, PSYWAVE, EXPLOSION, SUBSTITUTE, STRENGTH</text:p>
          </table:table-cell>
          <table:table-cell/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MIMIC, DOUBLE_TEAM, BIDE, REST, SUBSTITUTE, CUT, SURF, STRENGTH</text:p>
          </table:table-cell>
          <table:table-cell/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PSYCHIC_M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GIGA_DRAIN, PSYCHIC_M, MIMIC, DOUBLE_TEAM, REFLECT, BIDE, SELFDESTRUCT, REST, PSYWAVE, EXPLOSION, SUBSTITUTE, STRENGTH</text:p>
          </table:table-cell>
          <table:table-cell/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EARTHQUAKE, FISSURE, DIG, MIMIC, DOUBLE_TEAM, BIDE, FIRE_BLAST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MIMIC, DOUBLE_TEAM, BIDE, FIRE_BLAST, REST, SUBSTITUTE, STRENGTH</text:p>
          </table:table-cell>
          <table:table-cell/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ROLLING_KICK ; 38 JUMP_KICK ; 43 FOCUS_ENERGY ; 48 HI_JUMP_KICK ; 53 SPLASH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TOXIC, BODY_SLAM, DOUBLE_EDGE, BUBBLEBEAM, ICE_BEAM, BLIZZARD, HYPER_BEAM, COUNTER, SEISMIC_TOSS, THUNDERBOLT, THUNDER, EARTHQUAKE, FISSURE, MIMIC, DOUBLE_TEAM, BIDE, FIRE_BLAST, REST, SUBSTITUTE, CUT, SURF, STRENGTH</text:p>
          </table:table-cell>
          <table:table-cell/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/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DIG, MIMIC, DOUBLE_TEAM, BIDE, FIRE_BLAST, REST, ROCK_SLIDE, SUBSTITUTE, SURF, STRENGTH</text:p>
          </table:table-cell>
          <table:table-cell/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FIRE_BLAST, REST, THUNDER_WAVE, PSYWAVE, SUBSTITUTE, STRENGTH, FLASH</text:p>
          </table:table-cell>
          <table:table-cell/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5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4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4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9">00/00/0000</text:date>, <text:time style:data-style-name="N2" text:time-value="11:10:25.503554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4-19T15:48:50.886215108</dc:date>
    <dc:creator>Michael </dc:creator>
    <meta:editing-duration>P2DT4H27M58S</meta:editing-duration>
    <meta:editing-cycles>92</meta:editing-cycles>
    <meta:document-statistic meta:table-count="1" meta:cell-count="3944" meta:object-count="0"/>
  </office:meta>
</office:document-meta>
</file>